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97C00000CC091C591B1C46AC76D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25.541cm" svg:x="1cm" svg:y="2.079cm">
          <draw:image xlink:href="Pictures/100000000000097C00000CC091C591B1C46AC76D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"/>
    <meta:generator>LibreOffice/6.0.7.3$Linux_x86 LibreOffice_project/00m0$Build-3</meta:generator>
  </office:meta>
</office:document-meta>
</file>